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7D0000003E8123ACA1F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5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svg:stroke-color="#ffffff" draw:fill-color="#ffffff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text-properties fo:font-size="22pt" fo:font-weight="bold" style:font-size-asian="18pt" style:font-weight-asian="bold" style:font-size-complex="18pt" style:font-weight-complex="bold"/>
    </style:style>
    <style:style style:name="P3" style:family="paragraph">
      <style:text-properties fo:color="#000000" style:font-name="Arial2" fo:font-size="22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1" style:family="text">
      <style:text-properties fo:color="#000000" style:font-name="Arial2" fo:font-style="normal" fo:font-weight="bold" style:font-style-asian="normal" style:font-weight-asian="bold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5.654cm" svg:height="12.268cm" svg:x="1.634cm" svg:y="2.829cm">
          <draw:image xlink:href="Pictures/10000000000007D0000003E8123ACA1F.jpg" xlink:type="simple" xlink:show="embed" xlink:actuate="onLoad">
            <text:p/>
          </draw:image>
        </draw:frame>
        <draw:frame draw:style-name="gr2" draw:text-style-name="P3" draw:layer="layout" svg:width="0.934cm" svg:height="1.119cm" svg:x="13.214cm" svg:y="3.567cm">
          <draw:text-box>
            <text:p text:style-name="P2"><text:span text:style-name="T1">a</text:span></text:p>
          </draw:text-box>
        </draw:frame>
        <draw:frame draw:style-name="gr3" draw:text-style-name="P3" draw:layer="layout" svg:width="0.976cm" svg:height="1.119cm" svg:x="25.79cm" svg:y="3.565cm">
          <draw:text-box>
            <text:p text:style-name="P2"><text:span text:style-name="T1">b</text:span></text:p>
          </draw:text-box>
        </draw:frame>
        <draw:custom-shape draw:style-name="gr4" draw:text-style-name="P1" draw:layer="layout" svg:width="24.638cm" svg:height="1.016cm" svg:x="2.551cm" svg:y="2.651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ntagomir </meta:initial-creator>
    <meta:creation-date>2013-10-11T15:59:20</meta:creation-date>
    <dc:date>2014-05-27T18:38:50.301431448</dc:date>
    <meta:editing-duration>PT1H18M16S</meta:editing-duration>
    <meta:editing-cycles>95</meta:editing-cycles>
    <meta:generator>LibreOffice/4.2.3.3$Linux_X86_64 LibreOffice_project/420m0$Build-3</meta:generator>
    <meta:document-statistic meta:object-count="4"/>
  </office:meta>
</office:document-meta>
</file>